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34in"/>
    </style:style>
    <style:style style:name="co3" style:family="table-column">
      <style:table-column-properties fo:break-before="auto" style:column-width="1.228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spectro</text:p>
          </table:table-cell>
          <table:table-cell office:value-type="string" calcext:value-type="string">
            <text:p>DeltaLambda [nm]</text:p>
          </table:table-cell>
          <table:table-cell office:value-type="string" calcext:value-type="string">
            <text:p>IncLambda[nm]</text:p>
          </table:table-cell>
          <table:table-cell office:value-type="string" calcext:value-type="string">
            <text:p>velocidad [m/s]</text:p>
          </table:table-cell>
          <table:table-cell office:value-type="string" calcext:value-type="string">
            <text:p>IncVelocidad [m/s]</text:p>
          </table:table-cell>
          <table:table-cell office:value-type="string" calcext:value-type="string">
            <text:p>Dia Juliano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Minuto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n(h)</text:p>
          </table:table-cell>
        </table:table-row>
        <table:table-row table:style-name="ro1">
          <table:table-cell office:value-type="string" calcext:value-type="string">
            <text:p>sol9</text:p>
          </table:table-cell>
          <table:table-cell office:value-type="float" office:value="-0.000428242171864213" calcext:value-type="float">
            <text:p>-0.000428242171864</text:p>
          </table:table-cell>
          <table:table-cell office:value-type="float" office:value="0.000171015931093669" calcext:value-type="float">
            <text:p>0.000171015931094</text:p>
          </table:table-cell>
          <table:table-cell table:formula="of:=[.$C$15]*[.B2]/[.$C$16]" office:value-type="float" office:value="-204.269893047147" calcext:value-type="float">
            <text:p>-204.269893047147</text:p>
          </table:table-cell>
          <table:table-cell table:formula="of:=[.$C$15]*[.C2]/[.$C$16]" office:value-type="float" office:value="81.5739510235315" calcext:value-type="float">
            <text:p>81.5739510235315</text:p>
          </table:table-cell>
          <table:table-cell office:value-type="float" office:value="2455082.2614" calcext:value-type="float">
            <text:p>2455082.2614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.96" calcext:value-type="float">
            <text:p>24.96</text:p>
          </table:table-cell>
          <table:table-cell table:formula="of:=[.G2]+([.H2]+([.I2]/60))/60" office:value-type="float" office:value="13.2736" calcext:value-type="float">
            <text:p>13.2736</text:p>
          </table:table-cell>
          <table:table-cell table:formula="of:=PI()*(([.J2]/12)-1)" office:value-type="float" office:value="0.333427700300997" calcext:value-type="float">
            <text:p>0.333427700300997</text:p>
          </table:table-cell>
          <table:table-cell table:formula="of:=SIN([.K2])" office:value-type="float" office:value="0.327283868060762" calcext:value-type="float">
            <text:p>0.327283868060762</text:p>
          </table:table-cell>
        </table:table-row>
        <table:table-row table:style-name="ro1">
          <table:table-cell office:value-type="string" calcext:value-type="string">
            <text:p>sol10</text:p>
          </table:table-cell>
          <table:table-cell office:value-type="float" office:value="0.000208238075355536" calcext:value-type="float">
            <text:p>0.000208238075356</text:p>
          </table:table-cell>
          <table:table-cell office:value-type="float" office:value="0.000299885453011928" calcext:value-type="float">
            <text:p>0.000299885453012</text:p>
          </table:table-cell>
          <table:table-cell table:formula="of:=[.$C$15]*[.B3]/[.$C$16]" office:value-type="float" office:value="99.3287727737069" calcext:value-type="float">
            <text:p>99.3287727737069</text:p>
          </table:table-cell>
          <table:table-cell table:formula="of:=[.$C$15]*[.C3]/[.$C$16]" office:value-type="float" office:value="143.044224594876" calcext:value-type="float">
            <text:p>143.044224594876</text:p>
          </table:table-cell>
          <table:table-cell office:value-type="float" office:value="2455082.291" calcext:value-type="float">
            <text:p>2455082.291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.4" calcext:value-type="float">
            <text:p>2.4</text:p>
          </table:table-cell>
          <table:table-cell table:formula="of:=[.G3]+([.H3]+([.I3]/60))/60" office:value-type="float" office:value="13.984" calcext:value-type="float">
            <text:p>13.984</text:p>
          </table:table-cell>
          <table:table-cell table:formula="of:=PI()*(([.J3]/12)-1)" office:value-type="float" office:value="0.519409985393512" calcext:value-type="float">
            <text:p>0.519409985393512</text:p>
          </table:table-cell>
          <table:table-cell table:formula="of:=SIN([.K3])" office:value-type="float" office:value="0.496368025395377" calcext:value-type="float">
            <text:p>0.496368025395377</text:p>
          </table:table-cell>
        </table:table-row>
        <table:table-row table:style-name="ro1">
          <table:table-cell office:value-type="string" calcext:value-type="string">
            <text:p>sol11</text:p>
          </table:table-cell>
          <table:table-cell office:value-type="float" office:value="-0.000132300925163994" calcext:value-type="float">
            <text:p>-0.000132300925164</text:p>
          </table:table-cell>
          <table:table-cell office:value-type="float" office:value="0.000331034596914143" calcext:value-type="float">
            <text:p>0.000331034596914</text:p>
          </table:table-cell>
          <table:table-cell table:formula="of:=[.$C$15]*[.B4]/[.$C$16]" office:value-type="float" office:value="-63.1070399153888" calcext:value-type="float">
            <text:p>-63.1070399153888</text:p>
          </table:table-cell>
          <table:table-cell table:formula="of:=[.$C$15]*[.C4]/[.$C$16]" office:value-type="float" office:value="157.902248188669" calcext:value-type="float">
            <text:p>157.902248188669</text:p>
          </table:table-cell>
          <table:table-cell office:value-type="float" office:value="2455082.3211" calcext:value-type="float">
            <text:p>2455082.321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3.04" calcext:value-type="float">
            <text:p>23.04</text:p>
          </table:table-cell>
          <table:table-cell table:formula="of:=[.G4]+([.H4]+([.I4]/60))/60" office:value-type="float" office:value="14.7064" calcext:value-type="float">
            <text:p>14.7064</text:p>
          </table:table-cell>
          <table:table-cell table:formula="of:=PI()*(([.J4]/12)-1)" office:value-type="float" office:value="0.708533863139618" calcext:value-type="float">
            <text:p>0.708533863139618</text:p>
          </table:table-cell>
          <table:table-cell table:formula="of:=SIN([.K4])" office:value-type="float" office:value="0.650721208543081" calcext:value-type="float">
            <text:p>0.650721208543081</text:p>
          </table:table-cell>
        </table:table-row>
        <table:table-row table:style-name="ro1">
          <table:table-cell office:value-type="string" calcext:value-type="string">
            <text:p>sol12</text:p>
          </table:table-cell>
          <table:table-cell table:style-name="ce1" office:value-type="float" office:value="0.0000132107479393946" calcext:value-type="float">
            <text:p>1.32E-05</text:p>
          </table:table-cell>
          <table:table-cell office:value-type="float" office:value="0.00015410920789555" calcext:value-type="float">
            <text:p>0.000154109207896</text:p>
          </table:table-cell>
          <table:table-cell table:formula="of:=[.$C$15]*[.B5]/[.$C$16]" office:value-type="float" office:value="6.30147670161876" calcext:value-type="float">
            <text:p>6.30147670161876</text:p>
          </table:table-cell>
          <table:table-cell table:formula="of:=[.$C$15]*[.C5]/[.$C$16]" office:value-type="float" office:value="73.5095081303348" calcext:value-type="float">
            <text:p>73.5095081303348</text:p>
          </table:table-cell>
          <table:table-cell office:value-type="float" office:value="2455083.3874" calcext:value-type="float">
            <text:p>2455083.387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1.36" calcext:value-type="float">
            <text:p>51.36</text:p>
          </table:table-cell>
          <table:table-cell table:formula="of:=[.G5]+([.H5]+([.I5]/60))/60" office:value-type="float" office:value="16.2976" calcext:value-type="float">
            <text:p>16.2976</text:p>
          </table:table-cell>
          <table:table-cell table:formula="of:=PI()*(([.J5]/12)-1)" office:value-type="float" office:value="1.12510904900562" calcext:value-type="float">
            <text:p>1.12510904900562</text:p>
          </table:table-cell>
          <table:table-cell table:formula="of:=SIN([.K5])" office:value-type="float" office:value="0.902314608104666" calcext:value-type="float">
            <text:p>0.902314608104666</text:p>
          </table:table-cell>
        </table:table-row>
        <table:table-row table:style-name="ro1">
          <table:table-cell office:value-type="string" calcext:value-type="string">
            <text:p>sol13</text:p>
          </table:table-cell>
          <table:table-cell office:value-type="float" office:value="0.000111219202387198" calcext:value-type="float">
            <text:p>0.000111219202387</text:p>
          </table:table-cell>
          <table:table-cell office:value-type="float" office:value="0.000340351106301445" calcext:value-type="float">
            <text:p>0.000340351106301</text:p>
          </table:table-cell>
          <table:table-cell table:formula="of:=[.$C$15]*[.B6]/[.$C$16]" office:value-type="float" office:value="53.0511380453806" calcext:value-type="float">
            <text:p>53.0511380453806</text:p>
          </table:table-cell>
          <table:table-cell table:formula="of:=[.$C$15]*[.C6]/[.$C$16]" office:value-type="float" office:value="162.346187859142" calcext:value-type="float">
            <text:p>162.346187859142</text:p>
          </table:table-cell>
          <table:table-cell office:value-type="float" office:value="2455083.4317" calcext:value-type="float">
            <text:p>2455083.431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.88" calcext:value-type="float">
            <text:p>38.88</text:p>
          </table:table-cell>
          <table:table-cell table:formula="of:=[.G6]+([.H6]+([.I6]/60))/60" office:value-type="float" office:value="17.3608" calcext:value-type="float">
            <text:p>17.3608</text:p>
          </table:table-cell>
          <table:table-cell table:formula="of:=PI()*(([.J6]/12)-1)" office:value-type="float" office:value="1.40345415811368" calcext:value-type="float">
            <text:p>1.40345415811368</text:p>
          </table:table-cell>
          <table:table-cell table:formula="of:=SIN([.K6])" office:value-type="float" office:value="0.986030943409572" calcext:value-type="float">
            <text:p>0.986030943409572</text:p>
          </table:table-cell>
        </table:table-row>
        <table:table-row table:style-name="ro1">
          <table:table-cell office:value-type="string" calcext:value-type="string">
            <text:p>sol14</text:p>
          </table:table-cell>
          <table:table-cell office:value-type="float" office:value="-0.000909875913399105" calcext:value-type="float">
            <text:p>-0.000909875913399</text:p>
          </table:table-cell>
          <table:table-cell office:value-type="float" office:value="0.000164809456400819" calcext:value-type="float">
            <text:p>0.000164809456401</text:p>
          </table:table-cell>
          <table:table-cell table:formula="of:=[.$C$15]*[.B7]/[.$C$16]" office:value-type="float" office:value="-434.007362486344" calcext:value-type="float">
            <text:p>-434.007362486344</text:p>
          </table:table-cell>
          <table:table-cell table:formula="of:=[.$C$15]*[.C7]/[.$C$16]" office:value-type="float" office:value="78.6134861160486" calcext:value-type="float">
            <text:p>78.6134861160486</text:p>
          </table:table-cell>
          <table:table-cell office:value-type="float" office:value="2455084.1794" calcext:value-type="float">
            <text:p>2455084.179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.16" calcext:value-type="float">
            <text:p>20.16</text:p>
          </table:table-cell>
          <table:table-cell table:formula="of:=[.G7]+([.H7]+([.I7]/60))/60" office:value-type="float" office:value="11.3056" calcext:value-type="float">
            <text:p>11.3056</text:p>
          </table:table-cell>
          <table:table-cell table:formula="of:=PI()*(([.J7]/12)-1)" office:value-type="float" office:value="-0.181793494887729" calcext:value-type="float">
            <text:p>-0.181793494887729</text:p>
          </table:table-cell>
          <table:table-cell table:formula="of:=SIN([.K7])" office:value-type="float" office:value="-0.180793803177873" calcext:value-type="float">
            <text:p>-0.180793803177873</text:p>
          </table:table-cell>
        </table:table-row>
        <table:table-row table:style-name="ro1">
          <table:table-cell office:value-type="string" calcext:value-type="string">
            <text:p>sol15</text:p>
          </table:table-cell>
          <table:table-cell office:value-type="float" office:value="-0.00156293032260919" calcext:value-type="float">
            <text:p>-0.001562930322609</text:p>
          </table:table-cell>
          <table:table-cell office:value-type="float" office:value="0.000185994439311433" calcext:value-type="float">
            <text:p>0.000185994439311</text:p>
          </table:table-cell>
          <table:table-cell table:formula="of:=[.$C$15]*[.B8]/[.$C$16]" office:value-type="float" office:value="-745.511840764607" calcext:value-type="float">
            <text:p>-745.511840764607</text:p>
          </table:table-cell>
          <table:table-cell table:formula="of:=[.$C$15]*[.C8]/[.$C$16]" office:value-type="float" office:value="88.7186426785576" calcext:value-type="float">
            <text:p>88.7186426785576</text:p>
          </table:table-cell>
          <table:table-cell office:value-type="float" office:value="2455085.0388" calcext:value-type="float">
            <text:p>2455085.038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2.32" calcext:value-type="float">
            <text:p>52.32</text:p>
          </table:table-cell>
          <table:table-cell table:formula="of:=[.G8]+([.H8]+([.I8]/60))/60" office:value-type="float" office:value="7.9312" calcext:value-type="float">
            <text:p>7.9312</text:p>
          </table:table-cell>
          <table:table-cell table:formula="of:=PI()*(([.J8]/12)-1)" office:value-type="float" office:value="-1.06520934907718" calcext:value-type="float">
            <text:p>-1.06520934907718</text:p>
          </table:table-cell>
          <table:table-cell table:formula="of:=SIN([.K8])" office:value-type="float" office:value="-0.874890339487827" calcext:value-type="float">
            <text:p>-0.874890339487827</text:p>
          </table:table-cell>
        </table:table-row>
        <table:table-row table:style-name="ro1">
          <table:table-cell office:value-type="string" calcext:value-type="string">
            <text:p>sol16</text:p>
          </table:table-cell>
          <table:table-cell office:value-type="float" office:value="-0.00146014178532204" calcext:value-type="float">
            <text:p>-0.001460141785322</text:p>
          </table:table-cell>
          <table:table-cell office:value-type="float" office:value="0.00020961666968873" calcext:value-type="float">
            <text:p>0.000209616669689</text:p>
          </table:table-cell>
          <table:table-cell table:formula="of:=[.$C$15]*[.B9]/[.$C$16]" office:value-type="float" office:value="-696.482098021811" calcext:value-type="float">
            <text:p>-696.482098021811</text:p>
          </table:table-cell>
          <table:table-cell table:formula="of:=[.$C$15]*[.C9]/[.$C$16]" office:value-type="float" office:value="99.9863570461083" calcext:value-type="float">
            <text:p>99.9863570461083</text:p>
          </table:table-cell>
          <table:table-cell office:value-type="float" office:value="2455085.0834" calcext:value-type="float">
            <text:p>2455085.08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formula="of:=[.G9]+([.H9]+([.I9]/60))/60" office:value-type="float" office:value="9.0016" calcext:value-type="float">
            <text:p>9.0016</text:p>
          </table:table-cell>
          <table:table-cell table:formula="of:=PI()*(([.J9]/12)-1)" office:value-type="float" office:value="-0.78497928437697" calcext:value-type="float">
            <text:p>-0.78497928437697</text:p>
          </table:table-cell>
          <table:table-cell table:formula="of:=SIN([.K9])" office:value-type="float" office:value="-0.706810526964985" calcext:value-type="float">
            <text:p>-0.706810526964985</text:p>
          </table:table-cell>
        </table:table-row>
        <table:table-row table:style-name="ro1">
          <table:table-cell office:value-type="string" calcext:value-type="string">
            <text:p>sol17</text:p>
          </table:table-cell>
          <table:table-cell office:value-type="float" office:value="-0.00150321976082921" calcext:value-type="float">
            <text:p>-0.001503219760829</text:p>
          </table:table-cell>
          <table:table-cell table:style-name="ce1" office:value-type="float" office:value="0.0000664472038658507" calcext:value-type="float">
            <text:p>6.64E-05</text:p>
          </table:table-cell>
          <table:table-cell table:formula="of:=[.$C$15]*[.B10]/[.$C$16]" office:value-type="float" office:value="-717.030129083841" calcext:value-type="float">
            <text:p>-717.030129083841</text:p>
          </table:table-cell>
          <table:table-cell table:formula="of:=[.$C$15]*[.C10]/[.$C$16]" office:value-type="float" office:value="31.6950644255164" calcext:value-type="float">
            <text:p>31.6950644255164</text:p>
          </table:table-cell>
          <table:table-cell office:value-type="float" office:value="2455085.0931" calcext:value-type="float">
            <text:p>2455085.09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.84" calcext:value-type="float">
            <text:p>3.84</text:p>
          </table:table-cell>
          <table:table-cell table:formula="of:=[.G10]+([.H10]+([.I10]/60))/60" office:value-type="float" office:value="9.2344" calcext:value-type="float">
            <text:p>9.2344</text:p>
          </table:table-cell>
          <table:table-cell table:formula="of:=PI()*(([.J10]/12)-1)" office:value-type="float" office:value="-0.724032386897327" calcext:value-type="float">
            <text:p>-0.724032386897327</text:p>
          </table:table-cell>
          <table:table-cell table:formula="of:=SIN([.K10])" office:value-type="float" office:value="-0.662410874489747" calcext:value-type="float">
            <text:p>-0.662410874489747</text:p>
          </table:table-cell>
        </table:table-row>
        <table:table-row table:style-name="ro1">
          <table:table-cell office:value-type="string" calcext:value-type="string">
            <text:p>sol18</text:p>
          </table:table-cell>
          <table:table-cell office:value-type="float" office:value="-0.00142455616356217" calcext:value-type="float">
            <text:p>-0.001424556163562</text:p>
          </table:table-cell>
          <table:table-cell office:value-type="float" office:value="0.000108308226884162" calcext:value-type="float">
            <text:p>0.000108308226884</text:p>
          </table:table-cell>
          <table:table-cell table:formula="of:=[.$C$15]*[.B11]/[.$C$16]" office:value-type="float" office:value="-679.507891303072" calcext:value-type="float">
            <text:p>-679.507891303072</text:p>
          </table:table-cell>
          <table:table-cell table:formula="of:=[.$C$15]*[.C11]/[.$C$16]" office:value-type="float" office:value="51.6626137623108" calcext:value-type="float">
            <text:p>51.6626137623108</text:p>
          </table:table-cell>
          <table:table-cell office:value-type="float" office:value="2455085.126" calcext:value-type="float">
            <text:p>2455085.1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formula="of:=[.G11]+([.H11]+([.I11]/60))/60" office:value-type="float" office:value="10.024" calcext:value-type="float">
            <text:p>10.024</text:p>
          </table:table-cell>
          <table:table-cell table:formula="of:=PI()*(([.J11]/12)-1)" office:value-type="float" office:value="-0.51731559029112" calcext:value-type="float">
            <text:p>-0.51731559029112</text:p>
          </table:table-cell>
          <table:table-cell table:formula="of:=SIN([.K11])" office:value-type="float" office:value="-0.49454876813826" calcext:value-type="float">
            <text:p>-0.4945487681382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 [m/s]</text:p>
          </table:table-cell>
          <table:table-cell table:style-name="ce2" office:value-type="float" office:value="299792458" calcext:value-type="float">
            <text:p>299792458</text:p>
          </table:table-cell>
          <table:table-cell office:value-type="string" calcext:value-type="string">
            <text:p>&lt; ---- <text:s text:c="2"/>velocidad de la lu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mbda Fe [nm]</text:p>
          </table:table-cell>
          <table:table-cell office:value-type="float" office:value="628.5007125" calcext:value-type="float">
            <text:p>628.5007125</text:p>
          </table:table-cell>
          <table:table-cell office:value-type="string" calcext:value-type="string">
            <text:p>&lt; ---- <text:s text:c="2"/>promedio de los lambda del Hierro del Catálog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21:34:04.994288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53:51.825775199</meta:creation-date>
    <dc:date>2021-12-02T21:35:49.311380717</dc:date>
    <meta:editing-duration>PT40M57S</meta:editing-duration>
    <meta:editing-cycles>4</meta:editing-cycles>
    <meta:generator>LibreOffice/6.4.7.2$Linux_X86_64 LibreOffice_project/40$Build-2</meta:generator>
    <meta:document-statistic meta:table-count="1" meta:cell-count="138" meta:object-count="0"/>
  </office:meta>
</office:document-meta>
</file>